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5.3mm"/>
    </style:style>
    <style:style style:name="co3" style:family="table-column">
      <style:table-column-properties fo:break-before="auto" style:column-width="58.8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52.83mm"/>
    </style:style>
    <style:style style:name="co9"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2" style:family="table-cell" style:parent-style-name="Default">
      <style:table-cell-properties fo:border-bottom="0.06pt solid #000000" fo:background-color="#72bf44" fo:border-left="none" fo:border-right="none" fo:border-top="none"/>
      <style:text-properties fo:font-weight="bold" style:font-weight-asian="bold" style:font-weight-complex="bold"/>
    </style:style>
    <style:style style:name="ce3" style:family="table-cell" style:parent-style-name="Default">
      <style:table-cell-properties fo:border-bottom="0.06pt solid #000000" fo:background-color="#ed1c24" fo:border-left="none" fo:border-right="none" fo:border-top="none"/>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ext-properties style:font-name="Arial1" fo:font-size="10pt" style:font-size-asian="10pt" style:font-size-complex="10pt"/>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4">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2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4">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4"/>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15">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61"/>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15">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16">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17">
      <style:table-cell-properties fo:background-color="#bd7cb5"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17">
      <style:table-cell-properties fo:background-color="#7da7d8"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17">
      <style:table-cell-properties fo:background-color="#87d1d1"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116">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117">
      <style:table-cell-properties fo:background-color="#7da7d8"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ext-properties style:font-name="Arial1"/>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0.06pt solid #000000" fo:background-color="#72bf4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ackground-color="#bd7cb5"/>
      <style:text-properties fo:font-weight="bold" style:font-weight-asian="bold" style:font-weight-complex="bold"/>
    </style:style>
    <style:style style:name="ce66" style:family="table-cell" style:parent-style-name="Default" style:data-style-name="N118">
      <style:table-cell-properties fo:background-color="#bd7cb5" fo:border="none"/>
      <style:text-properties fo:font-weight="bold" style:font-weight-asian="bold" style:font-weight-complex="bold"/>
    </style:style>
    <style:style style:name="ce67" style:family="table-cell" style:parent-style-name="Default">
      <style:table-cell-properties fo:background-color="#7da7d8"/>
      <style:text-properties fo:font-weight="bold" style:font-weight-asian="bold" style:font-weight-complex="bold"/>
    </style:style>
    <style:style style:name="ce68" style:family="table-cell" style:parent-style-name="Default" style:data-style-name="N118">
      <style:table-cell-properties fo:background-color="#7da7d8" fo:border="none"/>
      <style:text-properties fo:font-weight="bold" style:font-weight-asian="bold" style:font-weight-complex="bold"/>
    </style:style>
    <style:style style:name="ce69" style:family="table-cell" style:parent-style-name="Default">
      <style:table-cell-properties fo:background-color="#87d1d1"/>
      <style:text-properties fo:font-weight="bold" style:font-weight-asian="bold" style:font-weight-complex="bold"/>
    </style:style>
    <style:style style:name="ce70" style:family="table-cell" style:parent-style-name="Default" style:data-style-name="N118">
      <style:table-cell-properties fo:background-color="#87d1d1"/>
      <style:text-properties fo:font-weight="bold" style:font-weight-asian="bold" style:font-weight-complex="bold"/>
    </style:style>
    <style:style style:name="ce71" style:family="table-cell" style:parent-style-name="Default">
      <style:table-cell-properties fo:border-bottom="0.06pt solid #000000" fo:background-color="#ed1c2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name="Cambria" fo:font-size="11pt" style:text-underline-style="none" style:text-underline-color="font-color" style:text-line-through-type="none" style:text-outline="false" fo:text-shadow="none" style:text-position="0% 100%" style:font-size-asian="11pt" style:font-size-complex="11pt"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9" table:number-columns-repeated="1015"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10"/>
          <table:table-cell table:style-name="ce21" table:number-columns-repeated="2"/>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2" office:value-type="string" calcext:value-type="string">
            <text:p>data source</text:p>
          </table:table-cell>
          <table:table-cell table:style-name="ce5" office:value-type="string" calcext:value-type="string">
            <text:p>data fitted to: y=a*exp(b*x)</text:p>
          </table:table-cell>
          <table:table-cell table:style-name="ce11" office:value-type="string" calcext:value-type="string">
            <text:p>block0 y-intercept</text:p>
          </table:table-cell>
          <table:table-cell table:style-name="ce40" office:value-type="string" calcext:value-type="string">
            <text:p>a, y-intercept</text:p>
          </table:table-cell>
          <table:table-cell table:style-name="ce40" office:value-type="string" calcext:value-type="string">
            <text:p>b, [1/sec]</text:p>
          </table:table-cell>
          <table:table-cell table:style-name="ce50" office:value-type="string" calcext:value-type="string">
            <text:p>b, [1/year]</text:p>
          </table:table-cell>
          <table:table-cell table:style-name="ce53" office:value-type="string" calcext:value-type="string">
            <text:p>growth rate, [%/year]</text:p>
          </table:table-cell>
          <table:table-cell table:style-name="ce50" office:value-type="string" calcext:value-type="string">
            <text:p>R^2, goodness of fit</text:p>
          </table:table-cell>
          <table:table-cell table:style-name="ce64"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55" table:formula="of:=[.F4]*100" office:value-type="float" office:value="33.207408" calcext:value-type="float">
            <text:p>33.2</text:p>
          </table:table-cell>
          <table:table-cell table:style-name="ce17" office:value-type="float" office:value="0.9735" calcext:value-type="float">
            <text:p>0.9735</text:p>
          </table:table-cell>
          <table:table-cell table:style-name="ce65" office:value-type="string" calcext:value-type="string">
            <text:p>top tech stock</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55" table:formula="of:=[.F5]*100" office:value-type="float" office:value="5.9161536" calcext:value-type="float">
            <text:p>5.9</text:p>
          </table:table-cell>
          <table:table-cell table:style-name="ce17" office:value-type="float" office:value="0.8763" calcext:value-type="float">
            <text:p>0.8763</text:p>
          </table:table-cell>
          <table:table-cell table:style-name="ce66" table:formula="of:=AVERAGE([.G4:.G8])" office:value-type="float" office:value="16.35330816" calcext:value-type="float">
            <text:p>16.4</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55"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55"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55"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7" table:formula="of:=[.D9]*EXP([.E9]*1230000000)" office:value-type="float" office:value="0.000123607086149849" calcext:value-type="float">
            <text:p>0.000124</text:p>
          </table:table-cell>
          <table:table-cell table:style-name="ce62" office:value-type="float" office:value="1.219E-038" calcext:value-type="float">
            <text:p>1.22E-38</text:p>
          </table:table-cell>
          <table:table-cell table:style-name="ce62" office:value-type="float" office:value="0.00000006366" calcext:value-type="float">
            <text:p>6.37E-08</text:p>
          </table:table-cell>
          <table:table-cell table:style-name="ce24" table:formula="of:=[.E9]*60*60*24*365" office:value-type="float" office:value="2.00758176" calcext:value-type="float">
            <text:p>2.008E+00</text:p>
          </table:table-cell>
          <table:table-cell table:style-name="ce56" table:formula="of:=[.F9]*100" office:value-type="float" office:value="200.758176" calcext:value-type="float">
            <text:p>200.8</text:p>
          </table:table-cell>
          <table:table-cell table:style-name="ce17" office:value-type="float" office:value="0.8662" calcext:value-type="float">
            <text:p>0.8662</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7" table:formula="of:=[.D10]*EXP([.E10]*1230000000)" office:value-type="float" office:value="0.00000333922200295913" calcext:value-type="float">
            <text:p>0.000003</text:p>
          </table:table-cell>
          <table:table-cell office:value-type="float" office:value="6.198E-047" calcext:value-type="float">
            <text:p>6.198E-47</text:p>
          </table:table-cell>
          <table:table-cell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56" table:formula="of:=[.F10]*100" office:value-type="float" office:value="240.462" calcext:value-type="float">
            <text:p>240.5</text:p>
          </table:table-cell>
          <table:table-cell table:style-name="ce17" office:value-type="float" office:value="0.8683" calcext:value-type="float">
            <text:p>0.8683</text:p>
          </table:table-cell>
          <table:table-cell table:style-name="ce68" table:formula="of:=AVERAGE([.G9:.G12])" office:value-type="float" office:value="171.169524" calcext:value-type="float">
            <text:p>171.2</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5" table:formula="of:=[.D11]*EXP([.E11]*1230000000)" office:value-type="float" office:value="0.408964980775212" calcext:value-type="float">
            <text:p>0.41</text:p>
          </table:table-cell>
          <table:table-cell table:style-name="ce62" office:value-type="float" office:value="7.605E-018" calcext:value-type="float">
            <text:p>7.61E-18</text:p>
          </table:table-cell>
          <table:table-cell table:style-name="ce62" office:value-type="float" office:value="0.00000003132" calcext:value-type="float">
            <text:p>3.13E-08</text:p>
          </table:table-cell>
          <table:table-cell table:style-name="ce24" table:formula="of:=[.E11]*60*60*24*365" office:value-type="float" office:value="0.98770752" calcext:value-type="float">
            <text:p>9.877E-01</text:p>
          </table:table-cell>
          <table:table-cell table:style-name="ce56" table:formula="of:=[.F11]*100" office:value-type="float" office:value="98.770752" calcext:value-type="float">
            <text:p>98.8</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5" table:formula="of:=[.D12]*EXP([.E12]*(1230000000-1316000000))" office:value-type="float" office:value="0.0193380620155335" calcext:value-type="float">
            <text:p>0.02</text:p>
          </table:table-cell>
          <table:table-cell office:value-type="float" office:value="1" calcext:value-type="float">
            <text:p>1</text:p>
          </table:table-cell>
          <table:table-cell table:style-name="ce62" office:value-type="float" office:value="0.00000004588" calcext:value-type="float">
            <text:p>4.59E-08</text:p>
          </table:table-cell>
          <table:table-cell table:style-name="ce24" table:formula="of:=[.E12]*60*60*24*365" office:value-type="float" office:value="1.44687168" calcext:value-type="float">
            <text:p>1.447E+00</text:p>
          </table:table-cell>
          <table:table-cell table:style-name="ce56"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D13]*EXP([.E13]*1230000000)" office:value-type="float" office:value="947032.587923072" calcext:value-type="float">
            <text:p>947,033</text:p>
          </table:table-cell>
          <table:table-cell table:style-name="ce22" office:value-type="float" office:value="5.906" calcext:value-type="float">
            <text:p>5.906E+00</text:p>
          </table:table-cell>
          <table:table-cell table:style-name="ce22" office:value-type="float" office:value="0.000000009744" calcext:value-type="float">
            <text:p>9.744E-09</text:p>
          </table:table-cell>
          <table:table-cell table:style-name="ce24" table:formula="of:=[.E13]*60*60*24*365" office:value-type="float" office:value="0.307286784" calcext:value-type="float">
            <text:p>3.073E-01</text:p>
          </table:table-cell>
          <table:table-cell table:style-name="ce57" table:formula="of:=[.F13]*100" office:value-type="float" office:value="30.7286784" calcext:value-type="float">
            <text:p>30.7</text:p>
          </table:table-cell>
          <table:table-cell table:style-name="ce17" office:value-type="float" office:value="0.2049" calcext:value-type="float">
            <text:p>0.2049</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D14]*EXP([.E14]*1230000000)" office:value-type="float" office:value="1756943.82133103" calcext:value-type="float">
            <text:p>1,756,944</text:p>
          </table:table-cell>
          <table:table-cell table:style-name="ce22" office:value-type="float" office:value="0.005369" calcext:value-type="float">
            <text:p>5.369E-03</text:p>
          </table:table-cell>
          <table:table-cell table:style-name="ce22" office:value-type="float" office:value="0.00000001594" calcext:value-type="float">
            <text:p>1.594E-08</text:p>
          </table:table-cell>
          <table:table-cell table:style-name="ce24" table:formula="of:=[.E14]*60*60*24*365" office:value-type="float" office:value="0.50268384" calcext:value-type="float">
            <text:p>5.027E-01</text:p>
          </table:table-cell>
          <table:table-cell table:style-name="ce57" table:formula="of:=[.F14]*100" office:value-type="float" office:value="50.268384" calcext:value-type="float">
            <text:p>50.3</text:p>
          </table:table-cell>
          <table:table-cell table:style-name="ce17" office:value-type="float" office:value="0.9061" calcext:value-type="float">
            <text:p>0.9061</text:p>
          </table:table-cell>
          <table:table-cell table:style-name="ce70" table:formula="of:=AVERAGE([.G13:.G21])" office:value-type="float" office:value="50.3959296" calcext:value-type="float">
            <text:p>50.4</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D15]*EXP([.E15]*1230000000)" office:value-type="float" office:value="1203520.64189897" calcext:value-type="float">
            <text:p>1,203,521</text:p>
          </table:table-cell>
          <table:table-cell table:style-name="ce22" office:value-type="float" office:value="0.00004284" calcext:value-type="float">
            <text:p>4.284E-05</text:p>
          </table:table-cell>
          <table:table-cell table:style-name="ce22" office:value-type="float" office:value="0.00000001956" calcext:value-type="float">
            <text:p>1.956E-08</text:p>
          </table:table-cell>
          <table:table-cell table:style-name="ce24" table:formula="of:=[.E15]*60*60*24*365" office:value-type="float" office:value="0.61684416" calcext:value-type="float">
            <text:p>6.168E-01</text:p>
          </table:table-cell>
          <table:table-cell table:style-name="ce57" table:formula="of:=[.F15]*100" office:value-type="float" office:value="61.684416" calcext:value-type="float">
            <text:p>61.7</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D16]*EXP([.E16]*1230000000)" office:value-type="float" office:value="4297.62234073682" calcext:value-type="float">
            <text:p>4,298</text:p>
          </table:table-cell>
          <table:table-cell table:style-name="ce22" office:value-type="float" office:value="0.00004605" calcext:value-type="float">
            <text:p>4.605E-05</text:p>
          </table:table-cell>
          <table:table-cell table:style-name="ce22" office:value-type="float" office:value="0.00000001492" calcext:value-type="float">
            <text:p>1.492E-08</text:p>
          </table:table-cell>
          <table:table-cell table:style-name="ce24" table:formula="of:=[.E16]*60*60*24*365" office:value-type="float" office:value="0.47051712" calcext:value-type="float">
            <text:p>4.705E-01</text:p>
          </table:table-cell>
          <table:table-cell table:style-name="ce57" table:formula="of:=[.F16]*100" office:value-type="float" office:value="47.051712" calcext:value-type="float">
            <text:p>47.1</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D17]*EXP([.E17]*1230000000)" office:value-type="float" office:value="289086.643981373" calcext:value-type="float">
            <text:p>289,087</text:p>
          </table:table-cell>
          <table:table-cell table:style-name="ce22" office:value-type="float" office:value="0.00002261" calcext:value-type="float">
            <text:p>2.261E-05</text:p>
          </table:table-cell>
          <table:table-cell table:style-name="ce22" office:value-type="float" office:value="0.00000001892" calcext:value-type="float">
            <text:p>1.892E-08</text:p>
          </table:table-cell>
          <table:table-cell table:style-name="ce24" table:formula="of:=[.E17]*60*60*24*365" office:value-type="float" office:value="0.59666112" calcext:value-type="float">
            <text:p>5.967E-01</text:p>
          </table:table-cell>
          <table:table-cell table:style-name="ce57" table:formula="of:=[.F17]*100" office:value-type="float" office:value="59.666112" calcext:value-type="float">
            <text:p>59.7</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D18]*EXP([.E18]*1230000000)" office:value-type="float" office:value="2383.71816757574" calcext:value-type="float">
            <text:p>2,384</text:p>
          </table:table-cell>
          <table:table-cell table:style-name="ce22" office:value-type="float" office:value="0.0000004303" calcext:value-type="float">
            <text:p>4.303E-07</text:p>
          </table:table-cell>
          <table:table-cell table:style-name="ce22" office:value-type="float" office:value="0.00000001824" calcext:value-type="float">
            <text:p>1.824E-08</text:p>
          </table:table-cell>
          <table:table-cell table:style-name="ce24" table:formula="of:=[.E18]*60*60*24*365" office:value-type="float" office:value="0.57521664" calcext:value-type="float">
            <text:p>5.752E-01</text:p>
          </table:table-cell>
          <table:table-cell table:style-name="ce57" table:formula="of:=[.F18]*100" office:value-type="float" office:value="57.521664" calcext:value-type="float">
            <text:p>57.5</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8" table:formula="of:=[.D19]*EXP([.E19]*1230000000)" office:value-type="float" office:value="6378.75511119764" calcext:value-type="float">
            <text:p>6,379</text:p>
          </table:table-cell>
          <table:table-cell table:style-name="ce22" office:value-type="float" office:value="0.00004283" calcext:value-type="float">
            <text:p>4.283E-05</text:p>
          </table:table-cell>
          <table:table-cell table:style-name="ce22" office:value-type="float" office:value="0.0000000153" calcext:value-type="float">
            <text:p>1.530E-08</text:p>
          </table:table-cell>
          <table:table-cell table:style-name="ce24" table:formula="of:=[.E19]*60*60*24*365" office:value-type="float" office:value="0.4825008" calcext:value-type="float">
            <text:p>4.825E-01</text:p>
          </table:table-cell>
          <table:table-cell table:style-name="ce57" table:formula="of:=[.F19]*100" office:value-type="float" office:value="48.25008" calcext:value-type="float">
            <text:p>48.3</text:p>
          </table:table-cell>
          <table:table-cell table:style-name="ce17" office:value-type="float" office:value="0.7812" calcext:value-type="float">
            <text:p>0.7812</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D20]*EXP([.E20]*1230000000)" office:value-type="float" office:value="15769624.8194681" calcext:value-type="float">
            <text:p>15,769,625</text:p>
          </table:table-cell>
          <table:table-cell table:style-name="ce22" office:value-type="float" office:value="0.0000001653" calcext:value-type="float">
            <text:p>1.653E-07</text:p>
          </table:table-cell>
          <table:table-cell table:style-name="ce22" office:value-type="float" office:value="0.00000002617" calcext:value-type="float">
            <text:p>2.617E-08</text:p>
          </table:table-cell>
          <table:table-cell table:style-name="ce24" table:formula="of:=[.E20]*60*60*24*365" office:value-type="float" office:value="0.82529712" calcext:value-type="float">
            <text:p>8.253E-01</text:p>
          </table:table-cell>
          <table:table-cell table:style-name="ce57" table:formula="of:=[.F20]*100" office:value-type="float" office:value="82.529712" calcext:value-type="float">
            <text:p>82.5</text:p>
          </table:table-cell>
          <table:table-cell table:style-name="ce17" office:value-type="float" office:value="0.6346" calcext:value-type="float">
            <text:p>0.6346</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volume transferred, [Satoshis]</text:p>
          </table:table-cell>
          <table:table-cell table:style-name="ce28" table:formula="of:=[.D21]*EXP([.E21]*1230000000)" office:value-type="float" office:value="53788775421168.3" calcext:value-type="float">
            <text:p>53,788,775,421,168</text:p>
          </table:table-cell>
          <table:table-cell table:style-name="ce22" office:value-type="float" office:value="110600000000" calcext:value-type="float">
            <text:p>1.106E+11</text:p>
          </table:table-cell>
          <table:table-cell table:style-name="ce22" office:value-type="float" office:value="0.00000000503" calcext:value-type="float">
            <text:p>5.030E-09</text:p>
          </table:table-cell>
          <table:table-cell table:style-name="ce24" table:formula="of:=[.E21]*60*60*24*365" office:value-type="float" office:value="0.15862608" calcext:value-type="float">
            <text:p>1.586E-01</text:p>
          </table:table-cell>
          <table:table-cell table:style-name="ce57" table:formula="of:=[.F21]*100" office:value-type="float" office:value="15.862608" calcext:value-type="float">
            <text:p>15.9</text:p>
          </table:table-cell>
          <table:table-cell table:style-name="ce17" office:value-type="float" office:value="0.1539" calcext:value-type="float">
            <text:p>0.1539</text:p>
          </table:table-cell>
          <table:table-cell table:number-columns-repeated="1016"/>
        </table:table-row>
        <table:table-row table:style-name="ro2">
          <table:table-cell/>
          <table:table-cell table:style-name="ce19"/>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3">
          <table:table-cell/>
          <table:table-cell table:style-name="ce8" office:value-type="string" calcext:value-type="string">
            <text:p><text:span text:style-name="T1">y=a*exp(b*x) --&gt; ln(y)=ln(a*exp(b*x))=b*x+ln(a) --&gt; </text:span><text:span text:style-name="T2">thus: p1=b, p2=ln(a) --&gt; a=exp(p2)</text:span></text:p>
          </table:table-cell>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2">
          <table:table-cell table:number-columns-repeated="2"/>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1">
          <table:table-cell table:style-name="ce3" office:value-type="string" calcext:value-type="string">
            <text:p>data source</text:p>
          </table:table-cell>
          <table:table-cell table:style-name="ce9" office:value-type="string" calcext:value-type="string">
            <text:p>ln(y) fitted to: ln(y)=p1*x+p2</text:p>
          </table:table-cell>
          <table:table-cell table:style-name="ce34" office:value-type="string" calcext:value-type="string">
            <text:p>block0 y-intercept</text:p>
          </table:table-cell>
          <table:table-cell table:style-name="ce44" office:value-type="string" calcext:value-type="string">
            <text:p>p2, ln(y)-intercept</text:p>
          </table:table-cell>
          <table:table-cell table:style-name="ce44" office:value-type="string" calcext:value-type="string">
            <text:p>p1, [1/sec]</text:p>
          </table:table-cell>
          <table:table-cell table:style-name="ce51" office:value-type="string" calcext:value-type="string">
            <text:p>p1, [1/year]</text:p>
          </table:table-cell>
          <table:table-cell table:style-name="ce58" office:value-type="string" calcext:value-type="string">
            <text:p>growth rate, [%/year]</text:p>
          </table:table-cell>
          <table:table-cell table:style-name="ce51" office:value-type="string" calcext:value-type="string">
            <text:p>R^2, goodness of fit</text:p>
          </table:table-cell>
          <table:table-cell table:style-name="ce71"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6]*60*60*24*365" office:value-type="float" office:value="0.47587824" calcext:value-type="float">
            <text:p>4.759E-01</text:p>
          </table:table-cell>
          <table:table-cell table:style-name="ce31" table:formula="of:=[.F26]*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7]*60*60*24*365" office:value-type="float" office:value="0.215201664" calcext:value-type="float">
            <text:p>2.152E-01</text:p>
          </table:table-cell>
          <table:table-cell table:style-name="ce55" table:formula="of:=[.F27]*100" office:value-type="float" office:value="21.5201664" calcext:value-type="float">
            <text:p>21.5</text:p>
          </table:table-cell>
          <table:table-cell table:style-name="ce17" office:value-type="float" office:value="0.8308" calcext:value-type="float">
            <text:p>0.8308</text:p>
          </table:table-cell>
          <table:table-cell table:style-name="ce65" office:value-type="string" calcext:value-type="string">
            <text:p>top tech stock</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8]*60*60*24*365" office:value-type="float" office:value="0.0583416" calcext:value-type="float">
            <text:p>5.834E-02</text:p>
          </table:table-cell>
          <table:table-cell table:style-name="ce55" table:formula="of:=[.F28]*100" office:value-type="float" office:value="5.83416" calcext:value-type="float">
            <text:p>5.8</text:p>
          </table:table-cell>
          <table:table-cell table:style-name="ce17" office:value-type="float" office:value="0.8651" calcext:value-type="float">
            <text:p>0.8651</text:p>
          </table:table-cell>
          <table:table-cell table:style-name="ce66" table:formula="of:=AVERAGE([.G27:.G31])" office:value-type="float" office:value="14.88688416" calcext:value-type="float">
            <text:p>14.9</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9]*60*60*24*365" office:value-type="float" office:value="0.160455168" calcext:value-type="float">
            <text:p>1.605E-01</text:p>
          </table:table-cell>
          <table:table-cell table:style-name="ce55" table:formula="of:=[.F29]*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30]*60*60*24*365" office:value-type="float" office:value="0.160896672" calcext:value-type="float">
            <text:p>1.609E-01</text:p>
          </table:table-cell>
          <table:table-cell table:style-name="ce55" table:formula="of:=[.F30]*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1]*60*60*24*365" office:value-type="float" office:value="0.149449104" calcext:value-type="float">
            <text:p>1.494E-01</text:p>
          </table:table-cell>
          <table:table-cell table:style-name="ce55" table:formula="of:=[.F31]*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36" table:formula="of:=EXP([.E32]*1230000000+[.D32])" office:value-type="float" office:value="0.41665364076774" calcext:value-type="float">
            <text:p>0.417</text:p>
          </table:table-cell>
          <table:table-cell table:style-name="ce38" office:value-type="float" office:value="-41.65" calcext:value-type="float">
            <text:p>-41.65</text:p>
          </table:table-cell>
          <table:table-cell table:style-name="ce62" office:value-type="float" office:value="0.00000003315" calcext:value-type="float">
            <text:p>3.32E-08</text:p>
          </table:table-cell>
          <table:table-cell table:style-name="ce24" table:formula="of:=[.E32]*60*60*24*365" office:value-type="float" office:value="1.0454184" calcext:value-type="float">
            <text:p>1.045E+00</text:p>
          </table:table-cell>
          <table:table-cell table:style-name="ce59" table:formula="of:=[.F32]*100" office:value-type="float" office:value="104.54184" calcext:value-type="float">
            <text:p>104.5</text:p>
          </table:table-cell>
          <table:table-cell table:style-name="ce17" office:value-type="float" office:value="0.8027" calcext:value-type="float">
            <text:p>0.8027</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36" table:formula="of:=EXP([.E33]*1230000000+[.D33])" office:value-type="float" office:value="1.01755226183665" calcext:value-type="float">
            <text:p>1.018</text:p>
          </table:table-cell>
          <table:table-cell office:value-type="float" office:value="-34.89" calcext:value-type="float">
            <text:p>-34.89</text:p>
          </table:table-cell>
          <table:table-cell office:value-type="float" office:value="0.00000002838" calcext:value-type="float">
            <text:p>2.838E-08</text:p>
          </table:table-cell>
          <table:table-cell table:style-name="ce24" table:formula="of:=[.E33]*60*60*24*365" office:value-type="float" office:value="0.89499168" calcext:value-type="float">
            <text:p>8.950E-01</text:p>
          </table:table-cell>
          <table:table-cell table:style-name="ce59" table:formula="of:=[.F33]*100" office:value-type="float" office:value="89.499168" calcext:value-type="float">
            <text:p>89.5</text:p>
          </table:table-cell>
          <table:table-cell table:style-name="ce17" office:value-type="float" office:value="0.7306" calcext:value-type="float">
            <text:p>0.7306</text:p>
          </table:table-cell>
          <table:table-cell table:style-name="ce68" table:formula="of:=AVERAGE([.G32:.G35])" office:value-type="float" office:value="103.926888" calcext:value-type="float">
            <text:p>103.9</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36" table:formula="of:=EXP([.E34]*1230000000+[.D34])" office:value-type="float" office:value="0.549965351507016" calcext:value-type="float">
            <text:p>0.550</text:p>
          </table:table-cell>
          <table:table-cell table:style-name="ce38" office:value-type="float" office:value="-39.06" calcext:value-type="float">
            <text:p>-39.06</text:p>
          </table:table-cell>
          <table:table-cell table:style-name="ce62" office:value-type="float" office:value="0.00000003127" calcext:value-type="float">
            <text:p>3.13E-08</text:p>
          </table:table-cell>
          <table:table-cell table:style-name="ce24" table:formula="of:=[.E34]*60*60*24*365" office:value-type="float" office:value="0.98613072" calcext:value-type="float">
            <text:p>9.861E-01</text:p>
          </table:table-cell>
          <table:table-cell table:style-name="ce59" table:formula="of:=[.F34]*100" office:value-type="float" office:value="98.613072" calcext:value-type="float">
            <text:p>98.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36" table:formula="of:=EXP([.E35]*(1230000000-1316000000)+[.D35])" office:value-type="float" office:value="0.094825207800413" calcext:value-type="float">
            <text:p>0.095</text:p>
          </table:table-cell>
          <table:table-cell office:value-type="float" office:value="1" calcext:value-type="float">
            <text:p>1</text:p>
          </table:table-cell>
          <table:table-cell table:style-name="ce62" office:value-type="float" office:value="0.00000003902" calcext:value-type="float">
            <text:p>3.90E-08</text:p>
          </table:table-cell>
          <table:table-cell table:style-name="ce24" table:formula="of:=[.E35]*60*60*24*365" office:value-type="float" office:value="1.23053472" calcext:value-type="float">
            <text:p>1.231E+00</text:p>
          </table:table-cell>
          <table:table-cell table:style-name="ce59" table:formula="of:=[.F35]*100" office:value-type="float" office:value="123.053472" calcext:value-type="float">
            <text:p>123.1</text:p>
          </table:table-cell>
          <table:table-cell table:style-name="ce17" office:value-type="float" office:value="0.7797" calcext:value-type="float">
            <text:p>0.779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EXP([.E36]*1230000000+[.D36])" office:value-type="float" office:value="205767.053567239" calcext:value-type="float">
            <text:p>205,767</text:p>
          </table:table-cell>
          <table:table-cell table:style-name="ce25" office:value-type="float" office:value="-7.999" calcext:value-type="float">
            <text:p>-8.00</text:p>
          </table:table-cell>
          <table:table-cell table:style-name="ce22" office:value-type="float" office:value="0.00000001645" calcext:value-type="float">
            <text:p>1.645E-08</text:p>
          </table:table-cell>
          <table:table-cell table:style-name="ce24" table:formula="of:=[.E36]*60*60*24*365" office:value-type="float" office:value="0.5187672" calcext:value-type="float">
            <text:p>5.188E-01</text:p>
          </table:table-cell>
          <table:table-cell table:style-name="ce57" table:formula="of:=[.F36]*100" office:value-type="float" office:value="51.87672" calcext:value-type="float">
            <text:p>51.9</text:p>
          </table:table-cell>
          <table:table-cell table:style-name="ce17" office:value-type="float" office:value="0.4905" calcext:value-type="float">
            <text:p>0.4905</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EXP([.E37]*1230000000+[.D37])" office:value-type="float" office:value="45017.2036938247" calcext:value-type="float">
            <text:p>45,017</text:p>
          </table:table-cell>
          <table:table-cell table:style-name="ce25" office:value-type="float" office:value="-30.81" calcext:value-type="float">
            <text:p>-30.81</text:p>
          </table:table-cell>
          <table:table-cell table:style-name="ce22" office:value-type="float" office:value="0.00000003376" calcext:value-type="float">
            <text:p>3.376E-08</text:p>
          </table:table-cell>
          <table:table-cell table:style-name="ce24" table:formula="of:=[.E37]*60*60*24*365" office:value-type="float" office:value="1.06465536" calcext:value-type="float">
            <text:p>1.065E+00</text:p>
          </table:table-cell>
          <table:table-cell table:style-name="ce57" table:formula="of:=[.F37]*100" office:value-type="float" office:value="106.465536" calcext:value-type="float">
            <text:p>106.5</text:p>
          </table:table-cell>
          <table:table-cell table:style-name="ce17" office:value-type="float" office:value="0.8584" calcext:value-type="float">
            <text:p>0.8584</text:p>
          </table:table-cell>
          <table:table-cell table:style-name="ce70" table:formula="of:=AVERAGE([.G36:.G44])" office:value-type="float" office:value="89.989728" calcext:value-type="float">
            <text:p>90.0</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EXP([.E38]*1230000000+[.D38])" office:value-type="float" office:value="20948.0323563189" calcext:value-type="float">
            <text:p>20,948</text:p>
          </table:table-cell>
          <table:table-cell table:style-name="ce25" office:value-type="float" office:value="-37.11" calcext:value-type="float">
            <text:p>-37.11</text:p>
          </table:table-cell>
          <table:table-cell table:style-name="ce22" office:value-type="float" office:value="0.00000003826" calcext:value-type="float">
            <text:p>3.826E-08</text:p>
          </table:table-cell>
          <table:table-cell table:style-name="ce24" table:formula="of:=[.E38]*60*60*24*365" office:value-type="float" office:value="1.20656736" calcext:value-type="float">
            <text:p>1.207E+00</text:p>
          </table:table-cell>
          <table:table-cell table:style-name="ce57" table:formula="of:=[.F38]*100" office:value-type="float" office:value="120.656736" calcext:value-type="float">
            <text:p>120.7</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EXP([.E39]*1230000000+[.D39])" office:value-type="float" office:value="166.61737233222" calcext:value-type="float">
            <text:p>167</text:p>
          </table:table-cell>
          <table:table-cell table:style-name="ce25" office:value-type="float" office:value="-32.51" calcext:value-type="float">
            <text:p>-32.51</text:p>
          </table:table-cell>
          <table:table-cell table:style-name="ce22" office:value-type="float" office:value="0.00000003059" calcext:value-type="float">
            <text:p>3.059E-08</text:p>
          </table:table-cell>
          <table:table-cell table:style-name="ce24" table:formula="of:=[.E39]*60*60*24*365" office:value-type="float" office:value="0.96468624" calcext:value-type="float">
            <text:p>9.647E-01</text:p>
          </table:table-cell>
          <table:table-cell table:style-name="ce57" table:formula="of:=[.F39]*100" office:value-type="float" office:value="96.468624" calcext:value-type="float">
            <text:p>96.5</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EXP([.E40]*1230000000+[.D40])" office:value-type="float" office:value="16893.7667244027" calcext:value-type="float">
            <text:p>16,894</text:p>
          </table:table-cell>
          <table:table-cell table:style-name="ce25" office:value-type="float" office:value="-30.72" calcext:value-type="float">
            <text:p>-30.72</text:p>
          </table:table-cell>
          <table:table-cell table:style-name="ce22" office:value-type="float" office:value="0.00000003289" calcext:value-type="float">
            <text:p>3.289E-08</text:p>
          </table:table-cell>
          <table:table-cell table:style-name="ce24" table:formula="of:=[.E40]*60*60*24*365" office:value-type="float" office:value="1.03721904" calcext:value-type="float">
            <text:p>1.037E+00</text:p>
          </table:table-cell>
          <table:table-cell table:style-name="ce57" table:formula="of:=[.F40]*100" office:value-type="float" office:value="103.721904" calcext:value-type="float">
            <text:p>103.7</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EXP([.E41]*1230000000+[.D41])" office:value-type="float" office:value="6.45335402804286" calcext:value-type="float">
            <text:p>6</text:p>
          </table:table-cell>
          <table:table-cell table:style-name="ce25" office:value-type="float" office:value="-37.52" calcext:value-type="float">
            <text:p>-37.52</text:p>
          </table:table-cell>
          <table:table-cell table:style-name="ce22" office:value-type="float" office:value="0.00000003202" calcext:value-type="float">
            <text:p>3.202E-08</text:p>
          </table:table-cell>
          <table:table-cell table:style-name="ce24" table:formula="of:=[.E41]*60*60*24*365" office:value-type="float" office:value="1.00978272" calcext:value-type="float">
            <text:p>1.010E+00</text:p>
          </table:table-cell>
          <table:table-cell table:style-name="ce57" table:formula="of:=[.F41]*100" office:value-type="float" office:value="100.978272" calcext:value-type="float">
            <text:p>101.0</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8" table:formula="of:=EXP([.E42]*1230000000+[.D42])" office:value-type="float" office:value="68.1696874157234" calcext:value-type="float">
            <text:p>68</text:p>
          </table:table-cell>
          <table:table-cell table:style-name="ce25" office:value-type="float" office:value="-38.09" calcext:value-type="float">
            <text:p>-38.09</text:p>
          </table:table-cell>
          <table:table-cell table:style-name="ce22" office:value-type="float" office:value="0.0000000344" calcext:value-type="float">
            <text:p>3.440E-08</text:p>
          </table:table-cell>
          <table:table-cell table:style-name="ce24" table:formula="of:=[.E42]*60*60*24*365" office:value-type="float" office:value="1.0848384" calcext:value-type="float">
            <text:p>1.085E+00</text:p>
          </table:table-cell>
          <table:table-cell table:style-name="ce57" table:formula="of:=[.F42]*100" office:value-type="float" office:value="108.48384" calcext:value-type="float">
            <text:p>108.5</text:p>
          </table:table-cell>
          <table:table-cell table:style-name="ce17" office:value-type="float" office:value="0.7201" calcext:value-type="float">
            <text:p>0.720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EXP([.E43]*1230000000+[.D43])" office:value-type="float" office:value="77021872.6600085" calcext:value-type="float">
            <text:p>77,021,873</text:p>
          </table:table-cell>
          <table:table-cell table:style-name="ce33" office:value-type="float" office:value="-4.866" calcext:value-type="float">
            <text:p>-4.87</text:p>
          </table:table-cell>
          <table:table-cell table:style-name="ce24" office:value-type="float" office:value="0.00000001872" calcext:value-type="float">
            <text:p>1.872E-08</text:p>
          </table:table-cell>
          <table:table-cell table:style-name="ce24" table:formula="of:=[.E43]*60*60*24*365" office:value-type="float" office:value="0.59035392" calcext:value-type="float">
            <text:p>5.904E-01</text:p>
          </table:table-cell>
          <table:table-cell table:style-name="ce57" table:formula="of:=[.F43]*100" office:value-type="float" office:value="59.035392" calcext:value-type="float">
            <text:p>59.0</text:p>
          </table:table-cell>
          <table:table-cell table:style-name="ce20" office:value-type="float" office:value="0.6081" calcext:value-type="float">
            <text:p>0.608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volume transferred, [Satoshis]</text:p>
          </table:table-cell>
          <table:table-cell table:style-name="ce28" table:formula="of:=[.D44]*EXP([.E44]*1230000000)" office:value-type="float" office:value="154921265930.075" calcext:value-type="float">
            <text:p>154,921,265,930</text:p>
          </table:table-cell>
          <table:table-cell table:style-name="ce25" office:value-type="float" office:value="4.474" calcext:value-type="float">
            <text:p>4.47</text:p>
          </table:table-cell>
          <table:table-cell table:style-name="ce22" office:value-type="float" office:value="0.00000001973" calcext:value-type="float">
            <text:p>1.973E-08</text:p>
          </table:table-cell>
          <table:table-cell table:style-name="ce24" table:formula="of:=[.E44]*60*60*24*365" office:value-type="float" office:value="0.62220528" calcext:value-type="float">
            <text:p>6.222E-01</text:p>
          </table:table-cell>
          <table:table-cell table:style-name="ce57" table:formula="of:=[.F44]*100" office:value-type="float" office:value="62.220528" calcext:value-type="float">
            <text:p>62.2</text:p>
          </table:table-cell>
          <table:table-cell table:style-name="ce17" office:value-type="float" office:value="0.6275" calcext:value-type="float">
            <text:p>0.6275</text:p>
          </table:table-cell>
          <table:table-cell table:number-columns-repeated="1016"/>
        </table:table-row>
        <table:table-row table:style-name="ro1" table:number-rows-repeated="974">
          <table:table-cell table:number-columns-repeated="2"/>
          <table:table-cell table:style-name="ce37"/>
          <table:table-cell table:style-name="ce6" table:number-columns-repeated="2"/>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number-style style:name="N121">
      <number:number number:decimal-places="5" loext:min-decimal-places="5" number:min-integer-digits="1" number:grouping="true"/>
    </number:number-style>
    <number:number-style style:name="N122">
      <number:number number:decimal-places="6" loext:min-decimal-places="6" number:min-integer-digits="1" number:grouping="true"/>
    </number:number-style>
    <number:number-style style:name="N123">
      <number:number number:decimal-places="7" loext:min-decimal-places="7" number:min-integer-digits="1" number:grouping="true"/>
    </number:number-style>
    <number:number-style style:name="N124">
      <number:number number:decimal-places="6" loext:min-decimal-places="6" number:min-integer-digits="1"/>
    </number:number-style>
    <number:number-style style:name="N125">
      <number:number number:decimal-places="5" loext:min-decimal-places="5" number:min-integer-digits="1"/>
    </number:number-style>
    <number:number-style style:name="N126">
      <number:number number:decimal-places="3" loext:min-decimal-places="3" number:min-integer-digits="1"/>
    </number:number-style>
    <number:number-style style:name="N127">
      <number:number number:decimal-places="7" loext:min-decimal-places="7"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2">0000-00-00</text:date>, <text:time style:data-style-name="N2" text:time-value="23:44:36.03973922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3-22T00:46:52.372354149</dc:date>
    <meta:editing-duration>PT6H34M1S</meta:editing-duration>
    <meta:editing-cycles>47</meta:editing-cycles>
    <meta:document-statistic meta:table-count="1" meta:cell-count="336" meta:object-count="0"/>
  </office:meta>
</office:document-meta>
</file>